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swiss"/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T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color="#6666ff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1" style:family="text">
      <style:text-properties fo:color="#996600" style:font-name="Ubuntu Mono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2" style:family="text">
      <style:text-properties style:use-window-font-color="true" style:font-name="Calibri3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3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4" style:family="text">
      <style:text-properties style:use-window-font-color="true" style:font-name="Calibri3" fo:language="en" fo:country="US" style:language-asian="en" style:country-asian="US" style:language-complex="en" style:country-complex="US"/>
    </style:style>
    <style:style style:name="T15" style:family="text">
      <style:text-properties fo:color="#996600" style:font-name="Ubuntu Mono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5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Repositorios distribuidos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s de transferencia</text:span></text:p>
              </text:list-header>
            </text:list>
          </draw:text-box>
        </draw:frame>
        <draw:frame presentation:style-name="pr5" draw:text-style-name="P2" draw:layer="layout" svg:width="25.4cm" svg:height="15.044cm" svg:x="0cm" svg:y="3.498cm" presentation:class="outline" presentation:user-transformed="true">
          <draw:text-box>
            <text:list text:style-name="L4">
              <text:list-item>
                <text:p text:style-name="P7"><text:span text:style-name="T6">Vimos previamente que git registra referencias remotas en forma de path o url.</text:span></text:p>
                <text:p text:style-name="P7"><text:span text:style-name="T6"/></text:p>
              </text:list-item>
              <text:list-item>
                <text:p text:style-name="P7"><text:span text:style-name="T6">Existen cuatro protocolos para transferencia de datos entre repositorios Git:</text:span></text:p>
                <text:p text:style-name="P7"><text:span text:style-name="T6"/></text:p>
                <text:list>
                  <text:list-item>
                    <text:p><text:span text:style-name="T6">Local</text:span></text:p>
                    <text:list>
                      <text:list-item>
                        <text:p><text:span text:style-name="T6">FS o NFS. Acceso por path o por url file://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HTTP/S</text:span></text:p>
                    <text:list>
                      <text:list-item>
                        <text:p><text:span text:style-name="T6">Usuario y contraseña o acceso público. Acceso por ur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SH</text:span></text:p>
                    <text:list>
                      <text:list-item>
                        <text:p><text:span text:style-name="T6">Criptografía asimétrica, Acceso seguro por ssh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Git</text:span></text:p>
                    <text:list>
                      <text:list-item>
                        <text:p><text:span text:style-name="T6">Alta velocidad sin autenticación. Acceso por git-daemon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motes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imos en el módulo anterior que eran los branches remotos y que se obtenía una referencia a los mismos al clonar un repositorio.</text:span></text:p>
                <text:p><text:span text:style-name="T2"/></text:p>
              </text:list-item>
              <text:list-item>
                <text:p><text:span text:style-name="T2">Un </text:span><text:span text:style-name="T8">remote </text:span><text:span text:style-name="T9">es una referencia con nombre. En un entorno distribuido puede haber más de una, por ejemplo para los clones de otros colaboradores:</text:span></text:p>
                <text:list>
                  <text:list-header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</text:list-header>
                  <text:list-item>
                    <text:p><text:span text:style-name="T9">En este caso se define la misma url tanto para envío como para recepción de datos con protocolo ssh (git@server:repo.git).</text:span></text:p>
                    <text:p><text:span text:style-name="T9"/></text:p>
                  </text:list-item>
                </text:list>
              </text:list-item>
              <text:list-item>
                <text:p><text:span text:style-name="T9">Cuando se clona un proyecto se crea una por defecto llamada </text:span><text:span text:style-name="T8">origin</text:span><text:span text:style-name="T9">. Se pueden definir más con otro nombre con:</text:span></text:p>
                <text:list>
                  <text:list-header>
                    <text:p><text:span text:style-name="T10"/></text:p>
                    <text:p><text:span text:style-name="T10">git remote add clonJuancho https://github.com/Juancho/git-course.git</text:span></text:p>
                  </text:list-header>
                  <text:list-item>
                    <text:p><text:span text:style-name="T9">De esta manera se define el remote clonJuancho y el protocolo HTTPS para lo cual (al menos para push) requerirá usuario (habilitado por Juancho) y contraseña.</text:span></text:p>
                    <text:p><text:span text:style-name="T10"/></text:p>
                    <text:p><text:span text:style-name="T10">git remote -v</text:span></text:p>
                    <text:p><text:span text:style-name="T11">origin</text:span><text:span text:style-name="T11"><text:tab/></text:span><text:span text:style-name="T11">git@github.com:GonzaloBarroGil/git-course.git (fetch)</text:span></text:p>
                    <text:p><text:span text:style-name="T11">origin</text:span><text:span text:style-name="T11"><text:tab/></text:span><text:span text:style-name="T11">git@github.com:GonzaloBarroGil/git-course.git (push)</text:span></text:p>
                    <text:p><text:span text:style-name="T11">clonJuancho</text:span><text:span text:style-name="T11"><text:tab/></text:span><text:span text:style-name="T11">https://github.com/Juancho/git-course.git (fetch)</text:span></text:p>
                    <text:p><text:span text:style-name="T11">clonJuancho</text:span><text:span text:style-name="T11"><text:tab/></text:span><text:span text:style-name="T11">https://github.com/Juancho/git-course.git (push)</text:span></text:p>
                    <text:p><text:span text:style-name="T11"/></text:p>
                  </text:list-item>
                </text:list>
              </text:list-item>
              <text:list-item>
                <text:p><text:span text:style-name="T12">Los remotes pueden modificarse con :</text:span></text:p>
                <text:list>
                  <text:list-header>
                    <text:p><text:span text:style-name="T10">git remote set-url clonJuancho git@github.com:nuevoJuancho/git-course.git</text:span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p>Local remotes</text:p>
          </draw:text-box>
        </draw:frame>
        <draw:frame presentation:style-name="pr7" draw:text-style-name="P2" draw:layer="layout" svg:width="25.4cm" svg:height="9.103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e puede definir una referencia con el protocolo Local hacia una carpeta del mismo FS o de un NFS, en este caso la seguridad viene dada por la administración del propio sistema.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8">Ejercitación</text:span><text:span text:style-name="T2">:</text:span></text:p>
                <text:p><text:span text:style-name="T2"/></text:p>
                <text:list>
                  <text:list-item>
                    <text:p><text:span text:style-name="T2">Seguir la guía descripta en </text:span></text:p>
                    <text:p><text:span text:style-name="T2"><text:a xlink:href="https://github.com/GonzaloBarroGil/git-course/blob/master/LocalRemotes.rst" xlink:type="simple">https://github.com/GonzaloBarroGil/git-course/blob/master/LocalRemotes.rst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Protocolo SSH</text:span></text:p>
              </text:list-header>
            </text:list>
          </draw:text-box>
        </draw:frame>
        <draw:frame presentation:style-name="pr7" draw:text-style-name="P2" draw:layer="layout" svg:width="25.4cm" svg:height="14.945cm" svg:x="0cm" svg:y="3.597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SSH es un protocolo de comunicación que establece un canal seguro entre un cliente y un servidor. De esta manera el cliente puede tomar control del servidor</text:span></text:p>
                <text:p><text:span text:style-name="T2"/></text:p>
              </text:list-item>
              <text:list-item>
                <text:p><text:span text:style-name="T2">Utiliza varios métodos, pero en el caso de Git se utiliza criptografía asimétrica en la cual se utilizan dos claves:</text:span></text:p>
                <text:list>
                  <text:list-item>
                    <text:p><text:span text:style-name="T2">Una pública para cifrar mensajes</text:span></text:p>
                  </text:list-item>
                  <text:list-item>
                    <text:p><text:span text:style-name="T2">Una privada para descifrarlos</text:span></text:p>
                    <text:p><text:span text:style-name="T2"/></text:p>
                  </text:list-item>
                </text:list>
              </text:list-item>
              <text:list-item>
                <text:p><text:span text:style-name="T2">En el caso de git se envía la clave pública al servidor para que la autorice y habilite el inicio de sesión del cliente.</text:span></text:p>
                <text:p><text:span text:style-name="T2"/></text:p>
              </text:list-item>
              <text:list-item>
                <text:p><text:span text:style-name="T2">Utilización de SSH:</text:span></text:p>
                <text:list>
                  <text:list-item>
                    <text:p><text:span text:style-name="T2">Linux: Suele venir instalado en la mayoría de las distribuciones y se utiliza en el terminal.</text:span></text:p>
                    <text:p><text:span text:style-name="T2"/></text:p>
                  </text:list-item>
                  <text:list-item>
                    <text:p><text:span text:style-name="T2">Windows: No viene instalado por defecto y se debe utilizar un cliente como Putty.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Generar par de claves</text:span></text:p>
              </text:list-header>
            </text:list>
          </draw:text-box>
        </draw:frame>
        <draw:frame presentation:style-name="pr7" draw:text-style-name="P2" draw:layer="layout" svg:width="25.4cm" svg:height="15.494cm" svg:x="0cm" svg:y="3.048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2">Verificar claves existentes:</text:span></text:p>
                <text:p><text:span text:style-name="T13"/></text:p>
                <text:list>
                  <text:list-item>
                    <text:p><text:span text:style-name="T13">ls -a ~/.ssh</text:span></text:p>
                    <text:p><text:span text:style-name="T2">Mostrará un par de archivos como id_rsa y id_rsa.pub, o id_ed25519 y ed25519.pub</text:span></text:p>
                    <text:p><text:span text:style-name="T13"/></text:p>
                  </text:list-item>
                </text:list>
              </text:list-item>
              <text:list-item>
                <text:p><text:span text:style-name="T14">Generar nuevo par de claves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ssh-keygen -t rsa -b 4096 -C "email@ejemplo.com"</text:span></text:p>
                    <text:p><text:span text:style-name="T2">Esto generará un par de claves con el método RSA.</text:span></text:p>
                    <text:p><text:span text:style-name="T13"/></text:p>
                  </text:list-item>
                  <text:list-item>
                    <text:p><text:span text:style-name="T13">ssh-keygen -t ed25519 -C "email@ejemplo.com"</text:span></text:p>
                    <text:p><text:span text:style-name="T2">Esto generará un par de claves con el método ed25519.</text:span></text:p>
                    <text:p><text:span text:style-name="T2"/></text:p>
                  </text:list-item>
                </text:list>
              </text:list-item>
              <text:list-item>
                <text:p><text:span text:style-name="T2">El proceso nos solicitará una ruta y un nombre de archivo para la clave. Es recomendabel usar el valor por defecto </text:span><text:span text:style-name="T2">(~/.ssh/id_rsa)</text:span></text:p>
                <text:p><text:span text:style-name="T2"/></text:p>
              </text:list-item>
              <text:list-item>
                <text:p><text:span text:style-name="T2">También nos permitirá definir una password. Para no tener que ingresar la password cada vez que se utilice SSH </text:span><text:span text:style-name="T2">se puede agregar la clave al agente SSH: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eval "$(ssh-agent -s)"</text:span></text:p>
                  </text:list-item>
                  <text:list-item>
                    <text:p><text:span text:style-name="T13">ssh-add ~/.ssh/id_rsa</text:span></text:p>
                  </text:list-item>
                </text:list>
                <text:p><text:span text:style-name="T15"/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/></text:p>
                        <text:p><text:span text:style-name="T2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swiss"/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03cm" draw:marker-start-center="false" draw:marker-end-width="0.203cm" draw:marker-end-center="false" draw:fill="solid" draw:fill-color="#ffffcc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14T01:35:59.812901947</dc:date>
    <meta:print-date>2018-12-04T18:14:59.083000000</meta:print-date>
    <meta:editing-cycles>1606</meta:editing-cycles>
    <meta:editing-duration>P9DT6H21M15S</meta:editing-duration>
    <meta:generator>LibreOffice/5.1.6.2$Linux_X86_64 LibreOffice_project/10m0$Build-2</meta:generator>
    <meta:document-statistic meta:object-count="66"/>
  </office:meta>
</office:document-meta>
</file>